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2.5339in"/>
    </style:style>
    <style:style style:name="co6" style:family="table-column">
      <style:table-column-properties fo:break-before="auto" style:column-width="2.8772in"/>
    </style:style>
    <style:style style:name="co7" style:family="table-column">
      <style:table-column-properties fo:break-before="auto" style:column-width="2.5555in"/>
    </style:style>
    <style:style style:name="co8" style:family="table-column">
      <style:table-column-properties fo:break-before="auto" style:column-width="3.7571in"/>
    </style:style>
    <style:style style:name="co9" style:family="table-column">
      <style:table-column-properties fo:break-before="auto" style:column-width="2.7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6736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4pt" style:language-asian="none" style:country-asian="none" style:font-style-asian="normal" style:font-weight-asian="normal" style:font-name-complex="FreeSerif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none" fo:border-top="0.74pt solid #000000"/>
      <style:text-properties style:font-name="Times New Roman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order-bottom="none" fo:wrap-option="wrap" fo:border-left="none" fo:border-right="none" fo:border-top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order-bottom="0.74pt solid #000000" fo:border-left="none" fo:border-right="none" fo:border-top="none"/>
      <style:text-properties style:font-name="Times New Roman" fo:font-weight="normal" style:font-weight-asian="normal" style:font-weight-complex="normal"/>
    </style:style>
    <style:style style:name="ce35" style:family="table-cell" style:parent-style-name="Default">
      <style:table-cell-properties fo:border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  <style:text-properties style:font-name="Times New Roman" fo:font-weight="normal" style:font-weight-asian="normal" style:font-weight-complex="normal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Times New Roman" fo:font-weight="normal" style:font-weight-asian="normal" style:font-weight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font-name="Times New Roman" fo:font-weight="normal" style:font-weight-asian="normal" style:font-weight-complex="normal"/>
    </style:style>
    <style:style style:name="ce39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19"/>
        <table:table-column table:style-name="co1" table:default-cell-style-name="ce35"/>
        <table:table-column table:style-name="co1" table:number-columns-repeated="3" table:default-cell-style-name="ce19"/>
        <table:table-column table:style-name="co1" table:default-cell-style-name="ce1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7"/>
          <table:table-cell table:number-columns-repeated="9"/>
        </table:table-row>
        <table:table-row table:style-name="ro2">
          <table:table-cell/>
          <table:table-cell table:style-name="Default" table:number-columns-repeated="7"/>
          <table:table-cell table:number-columns-repeated="3"/>
          <table:table-cell table:style-name="ce51" office:value-type="string" calcext:value-type="string">
            <text:p>№ варианта</text:p>
            <text:p/>
          </table:table-cell>
          <table:table-cell table:style-name="ce51" office:value-type="string" calcext:value-type="string">
            <text:p>Первоначальная стоимость,</text:p>
            <text:p>тыс.руб.</text:p>
          </table:table-cell>
          <table:table-cell table:style-name="ce51" office:value-type="string" calcext:value-type="string">
            <text:p>Срок полезного использования,</text:p>
            <text:p>лет</text:p>
          </table:table-cell>
          <table:table-cell table:style-name="ce51" office:value-type="string" calcext:value-type="string">
            <text:p>Ставка дисконтирования, %</text:p>
          </table:table-cell>
          <table:table-cell table:style-name="ce51" office:value-type="string" calcext:value-type="string">
            <text:p>Себестоимость производства в 2007 году,</text:p>
            <text:p>тыс.руб.</text:p>
          </table:table-cell>
          <table:table-cell table:style-name="ce51" office:value-type="string" calcext:value-type="string">
            <text:p>Рентабельность производства,</text:p>
            <text:p>%</text:p>
          </table:table-cell>
        </table:table-row>
        <table:table-row table:style-name="ro3">
          <table:table-cell/>
          <table:table-cell table:style-name="Default" table:number-columns-repeated="7"/>
          <table:table-cell table:number-columns-repeated="3"/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460" calcext:value-type="float">
            <text:p>246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500000" calcext:value-type="float">
            <text:p>500000</text:p>
          </table:table-cell>
          <table:table-cell table:style-name="ce51" office:value-type="float" office:value="11" calcext:value-type="float">
            <text:p>11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4">
          <table:table-cell/>
          <table:table-cell table:style-name="ce14" office:value-type="string" calcext:value-type="string" table:number-columns-spanned="7" table:number-rows-spanned="1">
            <text:p>начисление амортизации и налога на имущество при линейной (равномерной) амортизации</text:p>
          </table:table-cell>
          <table:covered-table-cell table:number-columns-repeated="5" table:style-name="ce31"/>
          <table:covered-table-cell table:style-name="ce36"/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Н<text:span text:style-name="T1">р</text:span></text:p>
          </table:table-cell>
          <table:table-cell table:style-name="ce21" table:formula="of:=100/[.N3]" office:value-type="float" office:value="12.5" calcext:value-type="float">
            <text:p>12.5</text:p>
          </table:table-cell>
          <table:table-cell table:style-name="ce21" table:number-columns-repeated="4"/>
          <table:table-cell table:style-name="ce37"/>
          <table:table-cell table:number-columns-repeated="9"/>
        </table:table-row>
        <table:table-row table:style-name="ro3">
          <table:table-cell/>
          <table:table-cell table:style-name="ce16" office:value-type="string" calcext:value-type="string">
            <text:p>S<text:span text:style-name="T1">ам.год</text:span></text:p>
          </table:table-cell>
          <table:table-cell table:style-name="ce32" table:formula="of:=([.C7]/100)*[.M3]" office:value-type="float" office:value="307.5" calcext:value-type="float">
            <text:p>307.5</text:p>
          </table:table-cell>
          <table:table-cell table:style-name="ce32" table:number-columns-repeated="4"/>
          <table:table-cell table:style-name="ce38"/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18" office:value-type="string" calcext:value-type="string">
            <text:p> № года аморт </text:p>
            <text:p>периода</text:p>
          </table:table-cell>
          <table:table-cell table:style-name="ce29" office:value-type="string" calcext:value-type="string">
            <text:p>Годовая сумма амортизации, тыс.руб.</text:p>
          </table:table-cell>
          <table:table-cell table:style-name="ce29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9" office:value-type="string" calcext:value-type="string">
            <text:p>Остаточная стоимость,</text:p>
            <text:p>тыс.руб.</text:p>
          </table:table-cell>
          <table:table-cell table:style-name="ce29" office:value-type="string" calcext:value-type="string">
            <text:p>Средне-годовая остаточ-ная стои-мость, тыс.руб.</text:p>
          </table:table-cell>
          <table:table-cell table:style-name="ce29" office:value-type="string" calcext:value-type="string">
            <text:p>Налог на имущество, </text:p>
            <text:p>тыс.руб.</text:p>
          </table:table-cell>
          <table:table-cell table:style-name="ce29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1]); 2)" office:value-type="float" office:value="269.74" calcext:value-type="float">
            <text:p>269.74</text:p>
          </table:table-cell>
          <table:table-cell table:formula="of:=[.M3]-[.C11]" office:value-type="float" office:value="2152.5" calcext:value-type="float">
            <text:p>2152.5</text:p>
          </table:table-cell>
          <table:table-cell table:formula="of:=([.M3]+[.E11])/2" office:value-type="float" office:value="2306.25" calcext:value-type="float">
            <text:p>2306.25</text:p>
          </table:table-cell>
          <table:table-cell table:formula="of:=ROUND([.F11]*0.022; 2)" office:value-type="float" office:value="50.74" calcext:value-type="float">
            <text:p>50.74</text:p>
          </table:table-cell>
          <table:table-cell table:style-name="ce19" table:formula="of:=ROUND([.G11]/(1+[.$O$3]/100)^[.B11]; 2)" office:value-type="float" office:value="44.51" calcext:value-type="float">
            <text:p>44.51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2]);2)" office:value-type="float" office:value="236.61" calcext:value-type="float">
            <text:p>236.61</text:p>
          </table:table-cell>
          <table:table-cell table:formula="of:=[.E11]-[.C12]" office:value-type="float" office:value="1845" calcext:value-type="float">
            <text:p>1845</text:p>
          </table:table-cell>
          <table:table-cell table:formula="of:=([.E11]+[.E12])/2" office:value-type="float" office:value="1998.75" calcext:value-type="float">
            <text:p>1998.75</text:p>
          </table:table-cell>
          <table:table-cell table:formula="of:=ROUND([.F12]*0.022; 2)" office:value-type="float" office:value="43.97" calcext:value-type="float">
            <text:p>43.97</text:p>
          </table:table-cell>
          <table:table-cell table:style-name="ce19" table:formula="of:=ROUND([.G12]/(1+[.$O$3]/100)^[.B12]; 2)" office:value-type="float" office:value="33.83" calcext:value-type="float">
            <text:p>33.83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3]);2)" office:value-type="float" office:value="207.55" calcext:value-type="float">
            <text:p>207.55</text:p>
          </table:table-cell>
          <table:table-cell table:formula="of:=[.E12]-[.C13]" office:value-type="float" office:value="1537.5" calcext:value-type="float">
            <text:p>1537.5</text:p>
          </table:table-cell>
          <table:table-cell table:formula="of:=([.E12]+[.E13])/2" office:value-type="float" office:value="1691.25" calcext:value-type="float">
            <text:p>1691.25</text:p>
          </table:table-cell>
          <table:table-cell table:formula="of:=ROUND([.F13]*0.022; 2)" office:value-type="float" office:value="37.21" calcext:value-type="float">
            <text:p>37.21</text:p>
          </table:table-cell>
          <table:table-cell table:style-name="ce19" table:formula="of:=ROUND([.G13]/(1+[.$O$3]/100)^[.B13]; 2)" office:value-type="float" office:value="25.12" calcext:value-type="float">
            <text:p>25.12</text:p>
          </table:table-cell>
          <table:table-cell table:number-columns-repeated="9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4]);2)" office:value-type="float" office:value="182.06" calcext:value-type="float">
            <text:p>182.06</text:p>
          </table:table-cell>
          <table:table-cell table:formula="of:=[.E13]-[.C14]" office:value-type="float" office:value="1230" calcext:value-type="float">
            <text:p>1230</text:p>
          </table:table-cell>
          <table:table-cell table:formula="of:=([.E13]+[.E14])/2" office:value-type="float" office:value="1383.75" calcext:value-type="float">
            <text:p>1383.75</text:p>
          </table:table-cell>
          <table:table-cell table:formula="of:=ROUND([.F14]*0.022; 2)" office:value-type="float" office:value="30.44" calcext:value-type="float">
            <text:p>30.44</text:p>
          </table:table-cell>
          <table:table-cell table:style-name="ce19" table:formula="of:=ROUND([.G14]/(1+[.$O$3]/100)^[.B14]; 2)" office:value-type="float" office:value="18.02" calcext:value-type="float">
            <text:p>18.02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5" calcext:value-type="float">
            <text:p>5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5]);2)" office:value-type="float" office:value="159.71" calcext:value-type="float">
            <text:p>159.71</text:p>
          </table:table-cell>
          <table:table-cell table:formula="of:=[.E14]-[.C15]" office:value-type="float" office:value="922.5" calcext:value-type="float">
            <text:p>922.5</text:p>
          </table:table-cell>
          <table:table-cell table:formula="of:=([.E14]+[.E15])/2" office:value-type="float" office:value="1076.25" calcext:value-type="float">
            <text:p>1076.25</text:p>
          </table:table-cell>
          <table:table-cell table:formula="of:=ROUND([.F15]*0.022; 2)" office:value-type="float" office:value="23.68" calcext:value-type="float">
            <text:p>23.68</text:p>
          </table:table-cell>
          <table:table-cell table:style-name="ce19" table:formula="of:=ROUND([.G15]/(1+[.$O$3]/100)^[.B15]; 2)" office:value-type="float" office:value="12.3" calcext:value-type="float">
            <text:p>12.3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6" calcext:value-type="float">
            <text:p>6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6]);2)" office:value-type="float" office:value="140.09" calcext:value-type="float">
            <text:p>140.09</text:p>
          </table:table-cell>
          <table:table-cell table:formula="of:=[.E15]-[.C16]" office:value-type="float" office:value="615" calcext:value-type="float">
            <text:p>615</text:p>
          </table:table-cell>
          <table:table-cell table:formula="of:=([.E15]+[.E16])/2" office:value-type="float" office:value="768.75" calcext:value-type="float">
            <text:p>768.75</text:p>
          </table:table-cell>
          <table:table-cell table:formula="of:=ROUND([.F16]*0.022; 2)" office:value-type="float" office:value="16.91" calcext:value-type="float">
            <text:p>16.91</text:p>
          </table:table-cell>
          <table:table-cell table:style-name="ce19" table:formula="of:=ROUND([.G16]/(1+[.$O$3]/100)^[.B16]; 2)" office:value-type="float" office:value="7.7" calcext:value-type="float">
            <text:p>7.7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7" calcext:value-type="float">
            <text:p>7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7]);2)" office:value-type="float" office:value="122.89" calcext:value-type="float">
            <text:p>122.89</text:p>
          </table:table-cell>
          <table:table-cell table:formula="of:=[.E16]-[.C17]" office:value-type="float" office:value="307.5" calcext:value-type="float">
            <text:p>307.5</text:p>
          </table:table-cell>
          <table:table-cell table:formula="of:=([.E16]+[.E17])/2" office:value-type="float" office:value="461.25" calcext:value-type="float">
            <text:p>461.25</text:p>
          </table:table-cell>
          <table:table-cell table:formula="of:=ROUND([.F17]*0.022; 2)" office:value-type="float" office:value="10.15" calcext:value-type="float">
            <text:p>10.15</text:p>
          </table:table-cell>
          <table:table-cell table:style-name="ce19" table:formula="of:=ROUND([.G17]/(1+[.$O$3]/100)^[.B17]; 2)" office:value-type="float" office:value="4.06" calcext:value-type="float">
            <text:p>4.06</text:p>
          </table:table-cell>
          <table:table-cell table:number-columns-repeated="9"/>
        </table:table-row>
        <table:table-row table:style-name="ro3">
          <table:table-cell/>
          <table:table-cell table:style-name="ce20" office:value-type="float" office:value="8" calcext:value-type="float">
            <text:p>8</text:p>
          </table:table-cell>
          <table:table-cell table:formula="of:=[.$C$8]" office:value-type="float" office:value="307.5" calcext:value-type="float">
            <text:p>307.5</text:p>
          </table:table-cell>
          <table:table-cell table:formula="of:=ROUND([.$C$8]/POWER(1+[.$O$3]/100; [.B18]);2)" office:value-type="float" office:value="107.8" calcext:value-type="float">
            <text:p>107.8</text:p>
          </table:table-cell>
          <table:table-cell table:formula="of:=[.E17]-[.C18]" office:value-type="float" office:value="0" calcext:value-type="float">
            <text:p>0</text:p>
          </table:table-cell>
          <table:table-cell table:formula="of:=([.E17]+[.E18])/2" office:value-type="float" office:value="153.75" calcext:value-type="float">
            <text:p>153.75</text:p>
          </table:table-cell>
          <table:table-cell table:formula="of:=ROUND([.F18]*0.022; 2)" office:value-type="float" office:value="3.38" calcext:value-type="float">
            <text:p>3.38</text:p>
          </table:table-cell>
          <table:table-cell table:style-name="ce19" table:formula="of:=ROUND([.G18]/(1+[.$O$3]/100)^[.B18]; 2)" office:value-type="float" office:value="1.18" calcext:value-type="float">
            <text:p>1.18</text:p>
          </table:table-cell>
          <table:table-cell table:number-columns-repeated="9"/>
        </table:table-row>
        <table:table-row table:style-name="ro3" table:number-rows-repeated="2">
          <table:table-cell/>
          <table:table-cell table:style-name="ce21" table:number-columns-repeated="6"/>
          <table:table-cell table:number-columns-repeated="10"/>
        </table:table-row>
        <table:table-row table:style-name="ro6">
          <table:table-cell/>
          <table:table-cell table:style-name="ce22" office:value-type="string" calcext:value-type="string" table:number-columns-spanned="7" table:number-rows-spanned="1">
            <text:p>начисление амортизации и налога на имущество методом уменьшаемого остатка</text:p>
          </table:table-cell>
          <table:covered-table-cell table:number-columns-repeated="5" table:style-name="ce21"/>
          <table:covered-table-cell/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23" office:value-type="string" calcext:value-type="string">
            <text:p> № года аморт </text:p>
            <text:p>периода</text:p>
          </table:table-cell>
          <table:table-cell table:style-name="ce23" office:value-type="string" calcext:value-type="string">
            <text:p>Годовая сумма амортизации, тыс.руб.</text:p>
          </table:table-cell>
          <table:table-cell table:style-name="ce23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3" office:value-type="string" calcext:value-type="string">
            <text:p>Остаточная стоимость,</text:p>
            <text:p>тыс.руб.</text:p>
          </table:table-cell>
          <table:table-cell table:style-name="ce23" office:value-type="string" calcext:value-type="string">
            <text:p>Средне-годовая остаточ-ная стои-мость, тыс.руб.</text:p>
          </table:table-cell>
          <table:table-cell table:style-name="ce23" office:value-type="string" calcext:value-type="string">
            <text:p>Налог на имущество, 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24" table:formula="of:=2*([.$C$7]/100)*[.$M$3]" office:value-type="float" office:value="615" calcext:value-type="float">
            <text:p>615</text:p>
          </table:table-cell>
          <table:table-cell table:formula="of:=ROUND([.C24]/POWER(1+[.$O$3]/100; [.B24]); 2)" office:value-type="float" office:value="539.47" calcext:value-type="float">
            <text:p>539.47</text:p>
          </table:table-cell>
          <table:table-cell table:formula="of:=[.M3]-[.C24]" office:value-type="float" office:value="1845" calcext:value-type="float">
            <text:p>1845</text:p>
          </table:table-cell>
          <table:table-cell table:formula="of:=([.M3]+[.E24])/2" office:value-type="float" office:value="2152.5" calcext:value-type="float">
            <text:p>2152.5</text:p>
          </table:table-cell>
          <table:table-cell table:formula="of:=ROUND([.F24]*0.022;2 )" office:value-type="float" office:value="47.36" calcext:value-type="float">
            <text:p>47.36</text:p>
          </table:table-cell>
          <table:table-cell table:style-name="ce19" table:formula="of:=ROUND([.G24]/(1+[.$O$3]/100)^[.B24]; 2)" office:value-type="float" office:value="41.54" calcext:value-type="float">
            <text:p>41.54</text:p>
          </table:table-cell>
          <table:table-cell table:number-columns-repeated="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4" table:formula="of:=ROUND(2*([.$C$7]/100)*[.E24]; 2)" office:value-type="float" office:value="461.25" calcext:value-type="float">
            <text:p>461.25</text:p>
          </table:table-cell>
          <table:table-cell table:formula="of:=ROUND([.C25]/POWER(1+[.$O$3]/100; [.B25]); 2)" office:value-type="float" office:value="354.92" calcext:value-type="float">
            <text:p>354.92</text:p>
          </table:table-cell>
          <table:table-cell table:formula="of:=[.E24]-[.C25]" office:value-type="float" office:value="1383.75" calcext:value-type="float">
            <text:p>1383.75</text:p>
          </table:table-cell>
          <table:table-cell table:formula="of:=ROUND(([.E24]+[.E25])/2;2 )" office:value-type="float" office:value="1614.38" calcext:value-type="float">
            <text:p>1614.38</text:p>
          </table:table-cell>
          <table:table-cell table:formula="of:=ROUND([.F25]*0.022;2 )" office:value-type="float" office:value="35.52" calcext:value-type="float">
            <text:p>35.52</text:p>
          </table:table-cell>
          <table:table-cell table:style-name="ce19" table:formula="of:=ROUND([.G25]/(1+[.$O$3]/100)^[.B25];2)" office:value-type="float" office:value="27.33" calcext:value-type="float">
            <text:p>27.33</text:p>
          </table:table-cell>
          <table:table-cell table:number-columns-repeated="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24" table:formula="of:=ROUND(2*([.$C$7]/100)*[.E25]; 2)" office:value-type="float" office:value="345.94" calcext:value-type="float">
            <text:p>345.94</text:p>
          </table:table-cell>
          <table:table-cell table:formula="of:=ROUND([.C26]/POWER(1+[.$O$3]/100; [.B26]); 2)" office:value-type="float" office:value="233.5" calcext:value-type="float">
            <text:p>233.5</text:p>
          </table:table-cell>
          <table:table-cell table:formula="of:=[.E25]-[.C26]" office:value-type="float" office:value="1037.81" calcext:value-type="float">
            <text:p>1037.81</text:p>
          </table:table-cell>
          <table:table-cell table:formula="of:=ROUND(([.E25]+[.E26])/2;2 )" office:value-type="float" office:value="1210.78" calcext:value-type="float">
            <text:p>1210.78</text:p>
          </table:table-cell>
          <table:table-cell table:formula="of:=ROUND([.F26]*0.022;2 )" office:value-type="float" office:value="26.64" calcext:value-type="float">
            <text:p>26.64</text:p>
          </table:table-cell>
          <table:table-cell table:style-name="ce19" table:formula="of:=ROUND([.G26]/(1+[.$O$3]/100)^[.B26];2)" office:value-type="float" office:value="17.98" calcext:value-type="float">
            <text:p>17.98</text:p>
          </table:table-cell>
          <table:table-cell table:number-columns-repeated="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4" table:formula="of:=ROUND(2*([.$C$7]/100)*[.E26]; 2)" office:value-type="float" office:value="259.45" calcext:value-type="float">
            <text:p>259.45</text:p>
          </table:table-cell>
          <table:table-cell table:formula="of:=ROUND([.C27]/POWER(1+[.$O$3]/100; [.B27]); 2)" office:value-type="float" office:value="153.62" calcext:value-type="float">
            <text:p>153.62</text:p>
          </table:table-cell>
          <table:table-cell table:formula="of:=[.E26]-[.C27]" office:value-type="float" office:value="778.36" calcext:value-type="float">
            <text:p>778.36</text:p>
          </table:table-cell>
          <table:table-cell table:formula="of:=ROUND(([.E26]+[.E27])/2;2 )" office:value-type="float" office:value="908.09" calcext:value-type="float">
            <text:p>908.09</text:p>
          </table:table-cell>
          <table:table-cell table:formula="of:=ROUND([.F27]*0.022;2 )" office:value-type="float" office:value="19.98" calcext:value-type="float">
            <text:p>19.98</text:p>
          </table:table-cell>
          <table:table-cell table:style-name="ce19" table:formula="of:=ROUND([.G27]/(1+[.$O$3]/100)^[.B27];2)" office:value-type="float" office:value="11.83" calcext:value-type="float">
            <text:p>11.83</text:p>
          </table:table-cell>
          <table:table-cell table:number-columns-repeated="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24" table:formula="of:=ROUND(2*([.$C$7]/100)*[.E27]; 2)" office:value-type="float" office:value="194.59" calcext:value-type="float">
            <text:p>194.59</text:p>
          </table:table-cell>
          <table:table-cell table:formula="of:=ROUND([.C28]/POWER(1+[.$O$3]/100; [.B28]); 2)" office:value-type="float" office:value="101.06" calcext:value-type="float">
            <text:p>101.06</text:p>
          </table:table-cell>
          <table:table-cell table:formula="of:=[.E27]-[.C28]" office:value-type="float" office:value="583.77" calcext:value-type="float">
            <text:p>583.77</text:p>
          </table:table-cell>
          <table:table-cell table:formula="of:=ROUND(([.E27]+[.E28])/2;2 )" office:value-type="float" office:value="681.07" calcext:value-type="float">
            <text:p>681.07</text:p>
          </table:table-cell>
          <table:table-cell table:formula="of:=ROUND([.F28]*0.022;2 )" office:value-type="float" office:value="14.98" calcext:value-type="float">
            <text:p>14.98</text:p>
          </table:table-cell>
          <table:table-cell table:style-name="ce19" table:formula="of:=ROUND([.G28]/(1+[.$O$3]/100)^[.B28];2)" office:value-type="float" office:value="7.78" calcext:value-type="float">
            <text:p>7.78</text:p>
          </table:table-cell>
          <table:table-cell table:number-columns-repeated="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4" table:formula="of:=ROUND(2*([.$C$7]/100)*[.E28]; 2)" office:value-type="float" office:value="145.94" calcext:value-type="float">
            <text:p>145.94</text:p>
          </table:table-cell>
          <table:table-cell table:formula="of:=ROUND([.C29]/POWER(1+[.$O$3]/100; [.B29]); 2)" office:value-type="float" office:value="66.49" calcext:value-type="float">
            <text:p>66.49</text:p>
          </table:table-cell>
          <table:table-cell table:formula="of:=[.E28]-[.C29]" office:value-type="float" office:value="437.83" calcext:value-type="float">
            <text:p>437.83</text:p>
          </table:table-cell>
          <table:table-cell table:formula="of:=ROUND(([.E28]+[.E29])/2;2 )" office:value-type="float" office:value="510.8" calcext:value-type="float">
            <text:p>510.8</text:p>
          </table:table-cell>
          <table:table-cell table:formula="of:=ROUND([.F29]*0.022;2 )" office:value-type="float" office:value="11.24" calcext:value-type="float">
            <text:p>11.24</text:p>
          </table:table-cell>
          <table:table-cell table:style-name="ce19" table:formula="of:=ROUND([.G29]/(1+[.$O$3]/100)^[.B29];2)" office:value-type="float" office:value="5.12" calcext:value-type="float">
            <text:p>5.12</text:p>
          </table:table-cell>
          <table:table-cell table:number-columns-repeated="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24" table:formula="of:=ROUND(2*([.$C$7]/100)*[.E29]; 2)" office:value-type="float" office:value="109.46" calcext:value-type="float">
            <text:p>109.46</text:p>
          </table:table-cell>
          <table:table-cell table:formula="of:=ROUND([.C30]/POWER(1+[.$O$3]/100; [.B30]); 2)" office:value-type="float" office:value="43.74" calcext:value-type="float">
            <text:p>43.74</text:p>
          </table:table-cell>
          <table:table-cell table:formula="of:=[.E29]-[.C30]" office:value-type="float" office:value="328.37" calcext:value-type="float">
            <text:p>328.37</text:p>
          </table:table-cell>
          <table:table-cell table:formula="of:=ROUND(([.E29]+[.E30])/2;2 )" office:value-type="float" office:value="383.1" calcext:value-type="float">
            <text:p>383.1</text:p>
          </table:table-cell>
          <table:table-cell table:formula="of:=ROUND([.F30]*0.022;2 )" office:value-type="float" office:value="8.43" calcext:value-type="float">
            <text:p>8.43</text:p>
          </table:table-cell>
          <table:table-cell table:style-name="ce19" table:formula="of:=ROUND([.G30]/(1+[.$O$3]/100)^[.B30];2)" office:value-type="float" office:value="3.37" calcext:value-type="float">
            <text:p>3.37</text:p>
          </table:table-cell>
          <table:table-cell table:number-columns-repeated="9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4" table:formula="of:=ROUND(2*([.$C$7]/100)*[.E30]; 2)" office:value-type="float" office:value="82.09" calcext:value-type="float">
            <text:p>82.09</text:p>
          </table:table-cell>
          <table:table-cell table:formula="of:=ROUND([.C31]/POWER(1+[.$O$3]/100; [.B31]); 2)" office:value-type="float" office:value="28.78" calcext:value-type="float">
            <text:p>28.78</text:p>
          </table:table-cell>
          <table:table-cell table:formula="of:=[.E30]-[.C31]" office:value-type="float" office:value="246.28" calcext:value-type="float">
            <text:p>246.28</text:p>
          </table:table-cell>
          <table:table-cell table:formula="of:=ROUND(([.E30]+[.E31])/2;2 )" office:value-type="float" office:value="287.33" calcext:value-type="float">
            <text:p>287.33</text:p>
          </table:table-cell>
          <table:table-cell table:formula="of:=ROUND([.F31]*0.022;2 )" office:value-type="float" office:value="6.32" calcext:value-type="float">
            <text:p>6.32</text:p>
          </table:table-cell>
          <table:table-cell table:style-name="ce19" table:formula="of:=ROUND([.G31]/(1+[.$O$3]/100)^[.B31];2)" office:value-type="float" office:value="2.22" calcext:value-type="float">
            <text:p>2.22</text:p>
          </table:table-cell>
          <table:table-cell table:number-columns-repeated="9"/>
        </table:table-row>
        <table:table-row table:style-name="ro1">
          <table:table-cell/>
          <table:table-cell table:style-name="ce12" table:number-columns-repeated="6"/>
          <table:table-cell table:number-columns-repeated="10"/>
        </table:table-row>
        <table:table-row table:style-name="ro7">
          <table:table-cell/>
          <table:table-cell table:style-name="ce26" office:value-type="string" calcext:value-type="string" table:number-columns-spanned="7" table:number-rows-spanned="1">
            <text:p>Начисление амортизации и налога на имущество методом суммы чисел лет полезного использования объекта (метод суммы чисел).</text:p>
          </table:table-cell>
          <table:covered-table-cell table:number-columns-repeated="5" table:style-name="ce31"/>
          <table:covered-table-cell table:style-name="ce36"/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Коэф</text:p>
          </table:table-cell>
          <table:table-cell table:style-name="ce21" table:formula="of:=([.$N$3]*([.$N$3] + 1)/2)" office:value-type="float" office:value="36" calcext:value-type="float">
            <text:p>36</text:p>
          </table:table-cell>
          <table:table-cell table:style-name="ce12" table:number-columns-repeated="4"/>
          <table:table-cell table:style-name="ce37"/>
          <table:table-cell table:number-columns-repeated="9"/>
        </table:table-row>
        <table:table-row table:style-name="ro1">
          <table:table-cell/>
          <table:table-cell table:style-name="ce27"/>
          <table:table-cell table:style-name="ce34" table:number-columns-repeated="5"/>
          <table:table-cell table:style-name="ce38"/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Таблица начисления амортизации и налога на имущество </text:p>
          </table:table-cell>
          <table:covered-table-cell table:number-columns-repeated="5" table:style-name="ce33"/>
          <table:covered-table-cell table:style-name="ce39"/>
          <table:table-cell table:number-columns-repeated="9"/>
        </table:table-row>
        <table:table-row table:style-name="ro5">
          <table:table-cell/>
          <table:table-cell table:style-name="ce23" office:value-type="string" calcext:value-type="string">
            <text:p> № года аморт </text:p>
            <text:p>периода</text:p>
          </table:table-cell>
          <table:table-cell table:style-name="ce23" office:value-type="string" calcext:value-type="string">
            <text:p>Годовая сумма амортизации, тыс.руб.</text:p>
          </table:table-cell>
          <table:table-cell table:style-name="ce23" office:value-type="string" calcext:value-type="string">
            <text:p>Дисконти-рованный амортиза-ционный фонд,</text:p>
            <text:p>тыс.руб.</text:p>
          </table:table-cell>
          <table:table-cell table:style-name="ce23" office:value-type="string" calcext:value-type="string">
            <text:p>Остаточная стоимость,</text:p>
            <text:p>тыс.руб.</text:p>
          </table:table-cell>
          <table:table-cell table:style-name="ce23" office:value-type="string" calcext:value-type="string">
            <text:p>Средне-годовая остаточ-ная стои-мость, тыс.руб.</text:p>
          </table:table-cell>
          <table:table-cell table:style-name="ce23" office:value-type="string" calcext:value-type="string">
            <text:p>Налог на имущество, 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</text:p>
            <text:p>тыс.руб.</text:p>
          </table:table-cell>
          <table:table-cell table:number-columns-repeated="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24" table:formula="of:=ROUND([.$M$3]*([.$N$3])/[.$C$34]; 2)" office:value-type="float" office:value="546.67" calcext:value-type="float">
            <text:p>546.67</text:p>
          </table:table-cell>
          <table:table-cell table:formula="of:=ROUND([.C38]/POWER(1+[.$O$3]/100; [.B38]); 2)" office:value-type="float" office:value="479.54" calcext:value-type="float">
            <text:p>479.54</text:p>
          </table:table-cell>
          <table:table-cell table:formula="of:=[.M3]-[.C38]" office:value-type="float" office:value="1913.33" calcext:value-type="float">
            <text:p>1913.33</text:p>
          </table:table-cell>
          <table:table-cell table:formula="of:=ROUND(([.M3]+[.E38])/2;2 )" office:value-type="float" office:value="2186.67" calcext:value-type="float">
            <text:p>2186.67</text:p>
          </table:table-cell>
          <table:table-cell table:formula="of:=ROUND([.F38]*0.022;2 )" office:value-type="float" office:value="48.11" calcext:value-type="float">
            <text:p>48.11</text:p>
          </table:table-cell>
          <table:table-cell table:style-name="ce19" table:formula="of:=ROUND([.G38]/(1+[.$O$3]/100)^[.B38]; 2)" office:value-type="float" office:value="42.2" calcext:value-type="float">
            <text:p>42.2</text:p>
          </table:table-cell>
          <table:table-cell table:number-columns-repeated="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4" table:formula="of:=ROUND([.$M$3]*([.$N$3]-[.B38])/[.$C$34]; 2)" office:value-type="float" office:value="478.33" calcext:value-type="float">
            <text:p>478.33</text:p>
          </table:table-cell>
          <table:table-cell table:formula="of:=ROUND([.C39]/POWER(1+[.$O$3]/100; [.B39]); 2)" office:value-type="float" office:value="368.06" calcext:value-type="float">
            <text:p>368.06</text:p>
          </table:table-cell>
          <table:table-cell table:formula="of:=[.E38]-[.C39]" office:value-type="float" office:value="1435" calcext:value-type="float">
            <text:p>1435</text:p>
          </table:table-cell>
          <table:table-cell table:formula="of:=ROUND(([.E38]+[.E39])/2;2 )" office:value-type="float" office:value="1674.17" calcext:value-type="float">
            <text:p>1674.17</text:p>
          </table:table-cell>
          <table:table-cell table:formula="of:=ROUND([.F39]*0.022;2 )" office:value-type="float" office:value="36.83" calcext:value-type="float">
            <text:p>36.83</text:p>
          </table:table-cell>
          <table:table-cell table:style-name="ce19" table:formula="of:=ROUND([.G39]/(1+[.$O$3]/100)^[.B39];2)" office:value-type="float" office:value="28.34" calcext:value-type="float">
            <text:p>28.34</text:p>
          </table:table-cell>
          <table:table-cell table:number-columns-repeated="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24" table:formula="of:=ROUND([.$M$3]*([.$N$3]-[.B39])/[.$C$34]; 2)" office:value-type="float" office:value="410" calcext:value-type="float">
            <text:p>410</text:p>
          </table:table-cell>
          <table:table-cell table:formula="of:=ROUND([.C40]/POWER(1+[.$O$3]/100; [.B40]); 2)" office:value-type="float" office:value="276.74" calcext:value-type="float">
            <text:p>276.74</text:p>
          </table:table-cell>
          <table:table-cell table:formula="of:=[.E39]-[.C40]" office:value-type="float" office:value="1025" calcext:value-type="float">
            <text:p>1025</text:p>
          </table:table-cell>
          <table:table-cell table:formula="of:=ROUND(([.E39]+[.E40])/2;2 )" office:value-type="float" office:value="1230" calcext:value-type="float">
            <text:p>1230</text:p>
          </table:table-cell>
          <table:table-cell table:formula="of:=ROUND([.F40]*0.022;2 )" office:value-type="float" office:value="27.06" calcext:value-type="float">
            <text:p>27.06</text:p>
          </table:table-cell>
          <table:table-cell table:style-name="ce19" table:formula="of:=ROUND([.G40]/(1+[.$O$3]/100)^[.B40];2)" office:value-type="float" office:value="18.26" calcext:value-type="float">
            <text:p>18.26</text:p>
          </table:table-cell>
          <table:table-cell table:number-columns-repeated="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4" table:formula="of:=ROUND([.$M$3]*([.$N$3]-[.B40])/[.$C$34]; 2)" office:value-type="float" office:value="341.67" calcext:value-type="float">
            <text:p>341.67</text:p>
          </table:table-cell>
          <table:table-cell table:formula="of:=ROUND([.C41]/POWER(1+[.$O$3]/100; [.B41]); 2)" office:value-type="float" office:value="202.3" calcext:value-type="float">
            <text:p>202.3</text:p>
          </table:table-cell>
          <table:table-cell table:formula="of:=[.E40]-[.C41]" office:value-type="float" office:value="683.33" calcext:value-type="float">
            <text:p>683.33</text:p>
          </table:table-cell>
          <table:table-cell table:formula="of:=ROUND(([.E40]+[.E41])/2;2 )" office:value-type="float" office:value="854.17" calcext:value-type="float">
            <text:p>854.17</text:p>
          </table:table-cell>
          <table:table-cell table:formula="of:=ROUND([.F41]*0.022;2 )" office:value-type="float" office:value="18.79" calcext:value-type="float">
            <text:p>18.79</text:p>
          </table:table-cell>
          <table:table-cell table:style-name="ce19" table:formula="of:=ROUND([.G41]/(1+[.$O$3]/100)^[.B41];2)" office:value-type="float" office:value="11.13" calcext:value-type="float">
            <text:p>11.13</text:p>
          </table:table-cell>
          <table:table-cell table:number-columns-repeated="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24" table:formula="of:=ROUND([.$M$3]*([.$N$3]-[.B41])/[.$C$34]; 2)" office:value-type="float" office:value="273.33" calcext:value-type="float">
            <text:p>273.33</text:p>
          </table:table-cell>
          <table:table-cell table:formula="of:=ROUND([.C42]/POWER(1+[.$O$3]/100; [.B42]); 2)" office:value-type="float" office:value="141.96" calcext:value-type="float">
            <text:p>141.96</text:p>
          </table:table-cell>
          <table:table-cell table:formula="of:=[.E41]-[.C42]" office:value-type="float" office:value="410" calcext:value-type="float">
            <text:p>410</text:p>
          </table:table-cell>
          <table:table-cell table:formula="of:=ROUND(([.E41]+[.E42])/2;2 )" office:value-type="float" office:value="546.67" calcext:value-type="float">
            <text:p>546.67</text:p>
          </table:table-cell>
          <table:table-cell table:formula="of:=ROUND([.F42]*0.022;2 )" office:value-type="float" office:value="12.03" calcext:value-type="float">
            <text:p>12.03</text:p>
          </table:table-cell>
          <table:table-cell table:style-name="ce19" table:formula="of:=ROUND([.G42]/(1+[.$O$3]/100)^[.B42];2)" office:value-type="float" office:value="6.25" calcext:value-type="float">
            <text:p>6.25</text:p>
          </table:table-cell>
          <table:table-cell table:number-columns-repeated="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4" table:formula="of:=ROUND([.$M$3]*([.$N$3]-[.B42])/[.$C$34]; 2)" office:value-type="float" office:value="205" calcext:value-type="float">
            <text:p>205</text:p>
          </table:table-cell>
          <table:table-cell table:formula="of:=ROUND([.C43]/POWER(1+[.$O$3]/100; [.B43]); 2)" office:value-type="float" office:value="93.4" calcext:value-type="float">
            <text:p>93.4</text:p>
          </table:table-cell>
          <table:table-cell table:formula="of:=[.E42]-[.C43]" office:value-type="float" office:value="205" calcext:value-type="float">
            <text:p>205</text:p>
          </table:table-cell>
          <table:table-cell table:formula="of:=ROUND(([.E42]+[.E43])/2;2 )" office:value-type="float" office:value="307.5" calcext:value-type="float">
            <text:p>307.5</text:p>
          </table:table-cell>
          <table:table-cell table:formula="of:=ROUND([.F43]*0.022;2 )" office:value-type="float" office:value="6.77" calcext:value-type="float">
            <text:p>6.77</text:p>
          </table:table-cell>
          <table:table-cell table:style-name="ce19" table:formula="of:=ROUND([.G43]/(1+[.$O$3]/100)^[.B43];2)" office:value-type="float" office:value="3.08" calcext:value-type="float">
            <text:p>3.08</text:p>
          </table:table-cell>
          <table:table-cell table:number-columns-repeated="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24" table:formula="of:=ROUND([.$M$3]*([.$N$3]-[.B43])/[.$C$34]; 2)" office:value-type="float" office:value="136.67" calcext:value-type="float">
            <text:p>136.67</text:p>
          </table:table-cell>
          <table:table-cell table:formula="of:=ROUND([.C44]/POWER(1+[.$O$3]/100; [.B44]); 2)" office:value-type="float" office:value="54.62" calcext:value-type="float">
            <text:p>54.62</text:p>
          </table:table-cell>
          <table:table-cell table:formula="of:=[.E43]-[.C44]" office:value-type="float" office:value="68.33" calcext:value-type="float">
            <text:p>68.33</text:p>
          </table:table-cell>
          <table:table-cell table:formula="of:=ROUND(([.E43]+[.E44])/2;2 )" office:value-type="float" office:value="136.67" calcext:value-type="float">
            <text:p>136.67</text:p>
          </table:table-cell>
          <table:table-cell table:formula="of:=ROUND([.F44]*0.022;2 )" office:value-type="float" office:value="3.01" calcext:value-type="float">
            <text:p>3.01</text:p>
          </table:table-cell>
          <table:table-cell table:style-name="ce19" table:formula="of:=ROUND([.G44]/(1+[.$O$3]/100)^[.B44];2)" office:value-type="float" office:value="1.2" calcext:value-type="float">
            <text:p>1.2</text:p>
          </table:table-cell>
          <table:table-cell table:number-columns-repeated="9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4" table:formula="of:=ROUND([.$M$3]*([.$N$3]-[.B44])/[.$C$34]; 2)" office:value-type="float" office:value="68.33" calcext:value-type="float">
            <text:p>68.33</text:p>
          </table:table-cell>
          <table:table-cell table:formula="of:=ROUND([.C45]/POWER(1+[.$O$3]/100; [.B45]); 2)" office:value-type="float" office:value="23.95" calcext:value-type="float">
            <text:p>23.95</text:p>
          </table:table-cell>
          <table:table-cell table:formula="of:=[.E44]-[.C45]" office:value-type="float" office:value="0" calcext:value-type="float">
            <text:p>0</text:p>
          </table:table-cell>
          <table:table-cell table:formula="of:=ROUND(([.E44]+[.E45])/2;2 )" office:value-type="float" office:value="34.17" calcext:value-type="float">
            <text:p>34.17</text:p>
          </table:table-cell>
          <table:table-cell table:formula="of:=ROUND([.F45]*0.022;2 )" office:value-type="float" office:value="0.75" calcext:value-type="float">
            <text:p>0.75</text:p>
          </table:table-cell>
          <table:table-cell table:style-name="ce19" table:formula="of:=ROUND([.G45]/(1+[.$O$3]/100)^[.B45];2)" office:value-type="float" office:value="0.26" calcext:value-type="float">
            <text:p>0.26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ce12" table:number-columns-repeated="6"/>
          <table:table-cell table:number-columns-repeated="10"/>
        </table:table-row>
        <table:table-row table:style-name="ro8">
          <table:table-cell/>
          <table:table-cell table:style-name="ce28" office:value-type="string" calcext:value-type="string" table:number-columns-spanned="5" table:number-rows-spanned="1">
            <text:p>Таблица начисления амортизации и налога на имущество для исчисления экономии налога на прибыль</text:p>
          </table:table-cell>
          <table:covered-table-cell table:number-columns-repeated="4" table:style-name="ce12"/>
          <table:table-cell table:style-name="ce12"/>
          <table:table-cell table:number-columns-repeated="10"/>
        </table:table-row>
        <table:table-row table:style-name="ro5">
          <table:table-cell/>
          <table:table-cell table:style-name="ce29" office:value-type="string" calcext:value-type="string">
            <text:p> № года аморт. </text:p>
            <text:p>периода</text:p>
          </table:table-cell>
          <table:table-cell table:style-name="ce29" office:value-type="string" calcext:value-type="string">
            <text:p>Годовая сумма амортизации при нелинейном методе, тыс.руб.</text:p>
          </table:table-cell>
          <table:table-cell table:style-name="ce29" office:value-type="string" calcext:value-type="string">
            <text:p>Годовая сумма амортизации при линейном методе, тыс.руб. <text:s text:c="2"/></text:p>
          </table:table-cell>
          <table:table-cell table:style-name="ce29" office:value-type="string" calcext:value-type="string">
            <text:p>Экономия налога на прибыль, </text:p>
            <text:p>тыс.руб.</text:p>
          </table:table-cell>
          <table:table-cell table:style-name="ce29" office:value-type="string" calcext:value-type="string">
            <text:p>Экономия налога на прибыль </text:p>
            <text:p>дисконтированная, тыс.руб. 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formula="of:=[.C24]" office:value-type="float" office:value="615" calcext:value-type="float">
            <text:p>615</text:p>
          </table:table-cell>
          <table:table-cell table:style-name="ce19" table:formula="of:=[.C11]" office:value-type="float" office:value="307.5" calcext:value-type="float">
            <text:p>307.5</text:p>
          </table:table-cell>
          <table:table-cell table:formula="of:=ROUND(([.C53]-[.D53])*0.2; 2)" office:value-type="float" office:value="61.5" calcext:value-type="float">
            <text:p>61.5</text:p>
          </table:table-cell>
          <table:table-cell table:formula="of:=ROUND([.E53]/POWER([.$O$3] + 1; [.B53]); 2)" office:value-type="float" office:value="4.1" calcext:value-type="float">
            <text:p>4.1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formula="of:=[.C25]" office:value-type="float" office:value="461.25" calcext:value-type="float">
            <text:p>461.25</text:p>
          </table:table-cell>
          <table:table-cell table:style-name="ce19" table:formula="of:=[.C12]" office:value-type="float" office:value="307.5" calcext:value-type="float">
            <text:p>307.5</text:p>
          </table:table-cell>
          <table:table-cell table:formula="of:=ROUND(([.C54]-[.D54])*0.2; 2)" office:value-type="float" office:value="30.75" calcext:value-type="float">
            <text:p>30.75</text:p>
          </table:table-cell>
          <table:table-cell table:formula="of:=ROUND([.E54]/POWER([.$O$3] + 1; [.B54]); 2)" office:value-type="float" office:value="0.14" calcext:value-type="float">
            <text:p>0.14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formula="of:=[.C26]" office:value-type="float" office:value="345.94" calcext:value-type="float">
            <text:p>345.94</text:p>
          </table:table-cell>
          <table:table-cell table:style-name="ce19" table:formula="of:=[.C13]" office:value-type="float" office:value="307.5" calcext:value-type="float">
            <text:p>307.5</text:p>
          </table:table-cell>
          <table:table-cell table:formula="of:=ROUND(([.C55]-[.D55])*0.2; 2)" office:value-type="float" office:value="7.69" calcext:value-type="float">
            <text:p>7.69</text:p>
          </table:table-cell>
          <table:table-cell table:formula="of:=ROUND([.E55]/POWER([.$O$3] + 1; [.B55]); 2)" office:value-type="float" office:value="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formula="of:=[.C27]" office:value-type="float" office:value="259.45" calcext:value-type="float">
            <text:p>259.45</text:p>
          </table:table-cell>
          <table:table-cell table:style-name="ce19" table:formula="of:=[.C14]" office:value-type="float" office:value="307.5" calcext:value-type="float">
            <text:p>307.5</text:p>
          </table:table-cell>
          <table:table-cell table:formula="of:=ROUND(([.C56]-[.D56])*0.2; 2)" office:value-type="float" office:value="-9.61" calcext:value-type="float">
            <text:p>-9.61</text:p>
          </table:table-cell>
          <table:table-cell table:formula="of:=ROUND([.E56]/POWER([.$O$3] + 1; [.B56]); 2)" office:value-type="float" office:value="-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5" calcext:value-type="float">
            <text:p>5</text:p>
          </table:table-cell>
          <table:table-cell table:formula="of:=[.C28]" office:value-type="float" office:value="194.59" calcext:value-type="float">
            <text:p>194.59</text:p>
          </table:table-cell>
          <table:table-cell table:style-name="ce19" table:formula="of:=[.C15]" office:value-type="float" office:value="307.5" calcext:value-type="float">
            <text:p>307.5</text:p>
          </table:table-cell>
          <table:table-cell table:formula="of:=ROUND(([.C57]-[.D57])*0.2; 2)" office:value-type="float" office:value="-22.58" calcext:value-type="float">
            <text:p>-22.58</text:p>
          </table:table-cell>
          <table:table-cell table:formula="of:=ROUND([.E57]/POWER([.$O$3] + 1; [.B57]); 2)" office:value-type="float" office:value="-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6" calcext:value-type="float">
            <text:p>6</text:p>
          </table:table-cell>
          <table:table-cell table:formula="of:=[.C29]" office:value-type="float" office:value="145.94" calcext:value-type="float">
            <text:p>145.94</text:p>
          </table:table-cell>
          <table:table-cell table:style-name="ce19" table:formula="of:=[.C16]" office:value-type="float" office:value="307.5" calcext:value-type="float">
            <text:p>307.5</text:p>
          </table:table-cell>
          <table:table-cell table:formula="of:=ROUND(([.C58]-[.D58])*0.2; 2)" office:value-type="float" office:value="-32.31" calcext:value-type="float">
            <text:p>-32.31</text:p>
          </table:table-cell>
          <table:table-cell table:formula="of:=ROUND([.E58]/POWER([.$O$3] + 1; [.B58]); 2)" office:value-type="float" office:value="-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7" calcext:value-type="float">
            <text:p>7</text:p>
          </table:table-cell>
          <table:table-cell table:formula="of:=[.C30]" office:value-type="float" office:value="109.46" calcext:value-type="float">
            <text:p>109.46</text:p>
          </table:table-cell>
          <table:table-cell table:style-name="ce19" table:formula="of:=[.C17]" office:value-type="float" office:value="307.5" calcext:value-type="float">
            <text:p>307.5</text:p>
          </table:table-cell>
          <table:table-cell table:formula="of:=ROUND(([.C59]-[.D59])*0.2; 2)" office:value-type="float" office:value="-39.61" calcext:value-type="float">
            <text:p>-39.61</text:p>
          </table:table-cell>
          <table:table-cell table:formula="of:=ROUND([.E59]/POWER([.$O$3] + 1; [.B59]); 2)" office:value-type="float" office:value="-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3">
          <table:table-cell/>
          <table:table-cell table:style-name="ce19" office:value-type="float" office:value="8" calcext:value-type="float">
            <text:p>8</text:p>
          </table:table-cell>
          <table:table-cell table:formula="of:=[.C31]" office:value-type="float" office:value="82.09" calcext:value-type="float">
            <text:p>82.09</text:p>
          </table:table-cell>
          <table:table-cell table:style-name="ce19" table:formula="of:=[.C18]" office:value-type="float" office:value="307.5" calcext:value-type="float">
            <text:p>307.5</text:p>
          </table:table-cell>
          <table:table-cell table:formula="of:=ROUND(([.C60]-[.D60])*0.2; 2)" office:value-type="float" office:value="-45.08" calcext:value-type="float">
            <text:p>-45.08</text:p>
          </table:table-cell>
          <table:table-cell table:formula="of:=ROUND([.E60]/POWER([.$O$3] + 1; [.B60]); 2)" office:value-type="float" office:value="-0" calcext:value-type="float">
            <text:p>0</text:p>
          </table:table-cell>
          <table:table-cell table:style-name="ce12"/>
          <table:table-cell table:number-columns-repeated="10"/>
        </table:table-row>
        <table:table-row table:style-name="ro1" table:number-rows-repeated="5">
          <table:table-cell/>
          <table:table-cell table:style-name="ce12" table:number-columns-repeated="6"/>
          <table:table-cell table:number-columns-repeated="10"/>
        </table:table-row>
        <table:table-row table:style-name="ro9">
          <table:table-cell/>
          <table:table-cell table:style-name="ce4" office:value-type="string" calcext:value-type="string" table:number-columns-spanned="6" table:number-rows-spanned="1">
            <text:p>прирост (снижение) собственных источников финансовых ресурсов при различных методах начисления амортизации</text:p>
          </table:table-cell>
          <table:covered-table-cell table:number-columns-repeated="5" table:style-name="ce12"/>
          <table:table-cell table:number-columns-repeated="10"/>
        </table:table-row>
        <table:table-row table:style-name="ro10">
          <table:table-cell/>
          <table:table-cell table:style-name="ce29" office:value-type="string" calcext:value-type="string">
            <text:p> № года аморт. </text:p>
            <text:p>периода</text:p>
          </table:table-cell>
          <table:table-cell table:style-name="ce23" office:value-type="string" calcext:value-type="string">
            <text:p>Дисконти-рованный амортиза-ционный фонд, линейного метода. тыс.руб.</text:p>
          </table:table-cell>
          <table:table-cell table:style-name="ce23" office:value-type="string" calcext:value-type="string">
            <text:p>Дисконти-рованный амортиза-ционный фонд, нелинейного метода. 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 линейного метода</text:p>
            <text:p>тыс.руб.</text:p>
          </table:table-cell>
          <table:table-cell table:style-name="ce23" office:value-type="string" calcext:value-type="string">
            <text:p>Дисконти-рованный</text:p>
            <text:p>налог на имущество, нелинейного метода</text:p>
            <text:p>тыс.руб.</text:p>
          </table:table-cell>
          <table:table-cell table:style-name="ce23" office:value-type="string" calcext:value-type="string">
            <text:p>Изменение собственных источников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1" calcext:value-type="float">
            <text:p>1</text:p>
          </table:table-cell>
          <table:table-cell table:style-name="ce20" table:formula="of:=[.D11]" office:value-type="float" office:value="269.74" calcext:value-type="float">
            <text:p>269.74</text:p>
          </table:table-cell>
          <table:table-cell table:style-name="ce20" table:formula="of:=[.D24]" office:value-type="float" office:value="539.47" calcext:value-type="float">
            <text:p>539.47</text:p>
          </table:table-cell>
          <table:table-cell table:style-name="ce20" table:formula="of:=[.H11]" office:value-type="float" office:value="44.51" calcext:value-type="float">
            <text:p>44.51</text:p>
          </table:table-cell>
          <table:table-cell table:style-name="ce20" table:formula="of:=[.H24]" office:value-type="float" office:value="41.54" calcext:value-type="float">
            <text:p>41.54</text:p>
          </table:table-cell>
          <table:table-cell table:style-name="ce20" table:formula="of:=[.D68]-[.C68] + [.F53]" office:value-type="float" office:value="273.83" calcext:value-type="float">
            <text:p>273.83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2" calcext:value-type="float">
            <text:p>2</text:p>
          </table:table-cell>
          <table:table-cell table:style-name="ce20" table:formula="of:=[.D12]" office:value-type="float" office:value="236.61" calcext:value-type="float">
            <text:p>236.61</text:p>
          </table:table-cell>
          <table:table-cell table:style-name="ce20" table:formula="of:=[.D25]" office:value-type="float" office:value="354.92" calcext:value-type="float">
            <text:p>354.92</text:p>
          </table:table-cell>
          <table:table-cell table:style-name="ce20" table:formula="of:=[.H12]" office:value-type="float" office:value="33.83" calcext:value-type="float">
            <text:p>33.83</text:p>
          </table:table-cell>
          <table:table-cell table:style-name="ce20" table:formula="of:=[.H25]" office:value-type="float" office:value="27.33" calcext:value-type="float">
            <text:p>27.33</text:p>
          </table:table-cell>
          <table:table-cell table:style-name="ce20" table:formula="of:=[.D69]-[.C69] + [.F54]" office:value-type="float" office:value="118.45" calcext:value-type="float">
            <text:p>118.4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3" calcext:value-type="float">
            <text:p>3</text:p>
          </table:table-cell>
          <table:table-cell table:style-name="ce20" table:formula="of:=[.D13]" office:value-type="float" office:value="207.55" calcext:value-type="float">
            <text:p>207.55</text:p>
          </table:table-cell>
          <table:table-cell table:style-name="ce20" table:formula="of:=[.D26]" office:value-type="float" office:value="233.5" calcext:value-type="float">
            <text:p>233.5</text:p>
          </table:table-cell>
          <table:table-cell table:style-name="ce20" table:formula="of:=[.H13]" office:value-type="float" office:value="25.12" calcext:value-type="float">
            <text:p>25.12</text:p>
          </table:table-cell>
          <table:table-cell table:style-name="ce20" table:formula="of:=[.H26]" office:value-type="float" office:value="17.98" calcext:value-type="float">
            <text:p>17.98</text:p>
          </table:table-cell>
          <table:table-cell table:style-name="ce20" table:formula="of:=[.D70]-[.C70] + [.F55]" office:value-type="float" office:value="25.95" calcext:value-type="float">
            <text:p>25.9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4" calcext:value-type="float">
            <text:p>4</text:p>
          </table:table-cell>
          <table:table-cell table:style-name="ce20" table:formula="of:=[.D14]" office:value-type="float" office:value="182.06" calcext:value-type="float">
            <text:p>182.06</text:p>
          </table:table-cell>
          <table:table-cell table:style-name="ce20" table:formula="of:=[.D27]" office:value-type="float" office:value="153.62" calcext:value-type="float">
            <text:p>153.62</text:p>
          </table:table-cell>
          <table:table-cell table:style-name="ce20" table:formula="of:=[.H14]" office:value-type="float" office:value="18.02" calcext:value-type="float">
            <text:p>18.02</text:p>
          </table:table-cell>
          <table:table-cell table:style-name="ce20" table:formula="of:=[.H27]" office:value-type="float" office:value="11.83" calcext:value-type="float">
            <text:p>11.83</text:p>
          </table:table-cell>
          <table:table-cell table:style-name="ce20" table:formula="of:=[.D71]-[.C71] + [.F56]" office:value-type="float" office:value="-28.44" calcext:value-type="float">
            <text:p>-28.44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5" calcext:value-type="float">
            <text:p>5</text:p>
          </table:table-cell>
          <table:table-cell table:style-name="ce20" table:formula="of:=[.D15]" office:value-type="float" office:value="159.71" calcext:value-type="float">
            <text:p>159.71</text:p>
          </table:table-cell>
          <table:table-cell table:style-name="ce20" table:formula="of:=[.D28]" office:value-type="float" office:value="101.06" calcext:value-type="float">
            <text:p>101.06</text:p>
          </table:table-cell>
          <table:table-cell table:style-name="ce20" table:formula="of:=[.H15]" office:value-type="float" office:value="12.3" calcext:value-type="float">
            <text:p>12.3</text:p>
          </table:table-cell>
          <table:table-cell table:style-name="ce20" table:formula="of:=[.H28]" office:value-type="float" office:value="7.78" calcext:value-type="float">
            <text:p>7.78</text:p>
          </table:table-cell>
          <table:table-cell table:style-name="ce20" table:formula="of:=[.D72]-[.C72] + [.F57]" office:value-type="float" office:value="-58.65" calcext:value-type="float">
            <text:p>-58.6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6" calcext:value-type="float">
            <text:p>6</text:p>
          </table:table-cell>
          <table:table-cell table:style-name="ce20" table:formula="of:=[.D16]" office:value-type="float" office:value="140.09" calcext:value-type="float">
            <text:p>140.09</text:p>
          </table:table-cell>
          <table:table-cell table:style-name="ce20" table:formula="of:=[.D29]" office:value-type="float" office:value="66.49" calcext:value-type="float">
            <text:p>66.49</text:p>
          </table:table-cell>
          <table:table-cell table:style-name="ce20" table:formula="of:=[.H16]" office:value-type="float" office:value="7.7" calcext:value-type="float">
            <text:p>7.7</text:p>
          </table:table-cell>
          <table:table-cell table:style-name="ce20" table:formula="of:=[.H29]" office:value-type="float" office:value="5.12" calcext:value-type="float">
            <text:p>5.12</text:p>
          </table:table-cell>
          <table:table-cell table:style-name="ce20" table:formula="of:=[.D73]-[.C73] + [.F58]" office:value-type="float" office:value="-73.6" calcext:value-type="float">
            <text:p>-73.6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7" calcext:value-type="float">
            <text:p>7</text:p>
          </table:table-cell>
          <table:table-cell table:style-name="ce20" table:formula="of:=[.D17]" office:value-type="float" office:value="122.89" calcext:value-type="float">
            <text:p>122.89</text:p>
          </table:table-cell>
          <table:table-cell table:style-name="ce20" table:formula="of:=[.D30]" office:value-type="float" office:value="43.74" calcext:value-type="float">
            <text:p>43.74</text:p>
          </table:table-cell>
          <table:table-cell table:style-name="ce20" table:formula="of:=[.H17]" office:value-type="float" office:value="4.06" calcext:value-type="float">
            <text:p>4.06</text:p>
          </table:table-cell>
          <table:table-cell table:style-name="ce20" table:formula="of:=[.H30]" office:value-type="float" office:value="3.37" calcext:value-type="float">
            <text:p>3.37</text:p>
          </table:table-cell>
          <table:table-cell table:style-name="ce20" table:formula="of:=[.D74]-[.C74] + [.F59]" office:value-type="float" office:value="-79.15" calcext:value-type="float">
            <text:p>-79.15</text:p>
          </table:table-cell>
          <table:table-cell table:number-columns-repeated="10"/>
        </table:table-row>
        <table:table-row table:style-name="ro3">
          <table:table-cell/>
          <table:table-cell table:style-name="ce20" office:value-type="float" office:value="8" calcext:value-type="float">
            <text:p>8</text:p>
          </table:table-cell>
          <table:table-cell table:style-name="ce20" table:formula="of:=[.D18]" office:value-type="float" office:value="107.8" calcext:value-type="float">
            <text:p>107.8</text:p>
          </table:table-cell>
          <table:table-cell table:style-name="ce20" table:formula="of:=[.D31]" office:value-type="float" office:value="28.78" calcext:value-type="float">
            <text:p>28.78</text:p>
          </table:table-cell>
          <table:table-cell table:style-name="ce20" table:formula="of:=[.H18]" office:value-type="float" office:value="1.18" calcext:value-type="float">
            <text:p>1.18</text:p>
          </table:table-cell>
          <table:table-cell table:style-name="ce20" table:formula="of:=[.H31]" office:value-type="float" office:value="2.22" calcext:value-type="float">
            <text:p>2.22</text:p>
          </table:table-cell>
          <table:table-cell table:style-name="ce20" table:formula="of:=[.D75]-[.C75] + [.F60]" office:value-type="float" office:value="-79.02" calcext:value-type="float">
            <text:p>-79.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4:44:01.098979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8:46:26.373594658</meta:creation-date>
    <dc:date>2025-10-27T15:04:00.692770445</dc:date>
    <meta:editing-duration>PT59M3S</meta:editing-duration>
    <meta:editing-cycles>4</meta:editing-cycles>
    <meta:generator>LibreOffice/25.8.2.1$Linux_X86_64 LibreOffice_project/580$Build-1</meta:generator>
    <meta:document-statistic meta:table-count="1" meta:cell-count="314" meta:object-count="0"/>
  </office:meta>
</office:document-meta>
</file>